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53d21" officeooo:paragraph-rsid="00253d21"/>
    </style:style>
    <style:style style:name="P2" style:family="paragraph" style:parent-style-name="Standard">
      <style:text-properties officeooo:rsid="0026b970" officeooo:paragraph-rsid="0026b970"/>
    </style:style>
    <style:style style:name="P3" style:family="paragraph" style:parent-style-name="Standard">
      <style:text-properties officeooo:rsid="00281245" officeooo:paragraph-rsid="00281245"/>
    </style:style>
    <style:style style:name="P4" style:family="paragraph" style:parent-style-name="Standard">
      <style:text-properties officeooo:rsid="0029462f" officeooo:paragraph-rsid="0029462f"/>
    </style:style>
    <style:style style:name="P5" style:family="paragraph" style:parent-style-name="Standard">
      <style:text-properties officeooo:rsid="0029462f" officeooo:paragraph-rsid="0029462f"/>
    </style:style>
    <style:style style:name="P6" style:family="paragraph" style:parent-style-name="Standard">
      <style:text-properties officeooo:rsid="002bc3d2" officeooo:paragraph-rsid="002bc3d2"/>
    </style:style>
    <style:style style:name="P7" style:family="paragraph" style:parent-style-name="Standard">
      <style:text-properties officeooo:rsid="00281245" officeooo:paragraph-rsid="00281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.getComputedStyle($teste).background</text:p>
      <text:p text:style-name="P1">offsetHeight</text:p>
      <text:p text:style-name="P1">offsetWidth</text:p>
      <text:p text:style-name="P1">offsetLeft</text:p>
      <text:p text:style-name="P1">offsetTop</text:p>
      <text:p text:style-name="P2">getBoundingClientRect()</text:p>
      <text:p text:style-name="P2"/>
      <text:p text:style-name="P2">link que aponta para seção dentro do documento para rolagem</text:p>
      <text:p text:style-name="P2">&lt;a href=”#s1”&gt;link1&lt;/a&gt;</text:p>
      <text:p text:style-name="P2"/>
      <text:p text:style-name="P2">&lt;h2 id= “s1”&gt;seção 1&lt;/h2&gt;</text:p>
      <text:p text:style-name="P2"/>
      <text:p text:style-name="P3">para pegar</text:p>
      <text:p text:style-name="P3">var $tag = querySelector(‘.nav’);</text:p>
      <text:p text:style-name="P4">var $um = querySelector(‘p’);</text:p>
      <text:p text:style-name="P3">var $links = querySelectorAll(‘li a’);</text:p>
      <text:p text:style-name="P3">var $menu = querySelector(‘#id’);</text:p>
      <text:p text:style-name="P3"/>
      <text:p text:style-name="P4">$tag.classList.add(‘actived’);</text:p>
      <text:p text:style-name="P4">$tag.classList.remove(‘actived’);</text:p>
      <text:p text:style-name="P4">$tag.parent.classList.remove($tag)</text:p>
      <text:p text:style-name="P4"/>
      <text:p text:style-name="P6">Exemplo switch</text:p>
      <text:p text:style-name="P6"/>
      <text:p text:style-name="P6">&lt;script&gt;</text:p>
      <text:p text:style-name="P6">var n = 10</text:p>
      <text:p text:style-name="P6"/>
      <text:p text:style-name="P6">switch (n) {</text:p>
      <text:p text:style-name="P6"><text:tab/>case 0:</text:p>
      <text:p text:style-name="P6"><text:tab/><text:tab/>console.log(‘0’);</text:p>
      <text:p text:style-name="P6"><text:tab/><text:tab/>break;</text:p>
      <text:p text:style-name="P6"><text:tab/>case 10:</text:p>
      <text:p text:style-name="P6"><text:tab/><text:tab/>console.log(‘10’);</text:p>
      <text:p text:style-name="P6"><text:tab/><text:tab/>break;</text:p>
      <text:p text:style-name="P6"><text:tab/>case 20:</text:p>
      <text:p text:style-name="P6"><text:tab/><text:tab/>console.log(‘20’);</text:p>
      <text:p text:style-name="P6"><text:tab/><text:tab/>break;</text:p>
      <text:p text:style-name="P6"><text:tab/>case 30:</text:p>
      <text:p text:style-name="P6"><text:tab/><text:tab/>console.log(‘30’);</text:p>
      <text:p text:style-name="P6"><text:tab/><text:tab/>break;</text:p>
      <text:p text:style-name="P6"><text:tab/>default:</text:p>
      <text:p text:style-name="P6"><text:tab/><text:tab/>console.log(‘default’);</text:p>
      <text:p text:style-name="P6">}</text:p>
      <text:p text:style-name="P6">&lt;/script&gt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8-01T09:53:52.891220249</dc:date>
    <meta:editing-duration>PT2H43M2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74" meta:character-count="688" meta:non-whitespace-character-count="628"/>
  </office:meta>
</office:document-meta>
</file>